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1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404264063247" calcext:value-type="float">
            <text:p>0,040426406324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412078470887" calcext:value-type="float">
            <text:p>0,041207847088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392542451788" calcext:value-type="float">
            <text:p>0,039254245178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380820840328" calcext:value-type="float">
            <text:p>0,038082084032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417939276617" calcext:value-type="float">
            <text:p>0,041793927661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378867238418" calcext:value-type="float">
            <text:p>0,037886723841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378867238418" calcext:value-type="float">
            <text:p>0,037886723841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390588849878" calcext:value-type="float">
            <text:p>0,0390588849878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415985674707" calcext:value-type="float">
            <text:p>0,04159856747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386681646058" calcext:value-type="float">
            <text:p>0,038668164605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382774442238" calcext:value-type="float">
            <text:p>0,038277444223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394496053698" calcext:value-type="float">
            <text:p>0,039449605369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408171267067" calcext:value-type="float">
            <text:p>0,040817126706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374960034598" calcext:value-type="float">
            <text:p>0,037496003459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410124868977" calcext:value-type="float">
            <text:p>0,041012486897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382774442238" calcext:value-type="float">
            <text:p>0,0382774442238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8635247968" calcext:value-type="float">
            <text:p>0,0388635247968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376913636508" calcext:value-type="float">
            <text:p>0,037691363650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386681646058" calcext:value-type="float">
            <text:p>0,038668164605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402310461337" calcext:value-type="float">
            <text:p>0,040231046133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396449655608" calcext:value-type="float">
            <text:p>0,039644965560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414032072797" calcext:value-type="float">
            <text:p>0,041403207279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400356859427" calcext:value-type="float">
            <text:p>0,040035685942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415985674707" calcext:value-type="float">
            <text:p>0,041598567470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384728044148" calcext:value-type="float">
            <text:p>0,038472804414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398403257517" calcext:value-type="float">
            <text:p>0,039840325751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404264063247" calcext:value-type="float">
            <text:p>0,040426406324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414032072797" calcext:value-type="float">
            <text:p>0,04140320727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formula="of:=STDEV([.B2:.B55])" office:value-type="float" office:value="0.00101883876267977" calcext:value-type="float">
            <text:p>0,00101883876267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36:34.131916812</dc:date>
    <meta:editing-duration>PT1M8S</meta:editing-duration>
    <meta:editing-cycles>1</meta:editing-cycles>
    <meta:document-statistic meta:table-count="1" meta:cell-count="112" meta:object-count="0"/>
    <meta:generator>LibreOffice/7.3.7.2$Linux_X86_64 LibreOffice_project/30$Build-2</meta:generator>
  </office:meta>
</office:document-meta>
</file>